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6201in" fo:break-before="auto" style:use-optimal-row-height="false"/>
    </style:style>
    <style:style style:name="ro4" style:family="table-row">
      <style:table-row-properties style:row-height="0.8201in" fo:break-before="auto" style:use-optimal-row-height="false"/>
    </style:style>
    <style:style style:name="ro5" style:family="table-row">
      <style:table-row-properties style:row-height="0.9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><text:s text:c="8"/>SEO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><text:s text:c="8"/>SEO</text:p>
          </table:table-cell>
          <table:table-cell table:style-name="ce2" office:value-type="string">
            <text:p>Mots clefs</text:p>
            <text:p>Pas adaptés</text:p>
          </table:table-cell>
          <table:table-cell table:style-name="ce2" office:value-type="string">
            <text:p>Dans la balise meta keywords les </text:p>
            <text:p>Mots clefs sont trop répétitif et non </text:p>
            <text:p>Adaptés</text:p>
          </table:table-cell>
          <table:table-cell table:style-name="ce2" office:value-type="string">
            <text:p>Il ne faut pas répéter plusieurs fois les mêmes mots mais </text:p>
            <text:p>Plutôt faire une recherche de mots clefs pour qu'ils</text:p>
            <text:p>Soient plus pertinents</text:p>
          </table:table-cell>
          <table:table-cell table:style-name="ce2" office:value-type="string">
            <text:p>Suprimer les mots clefs qui sont en double</text:p>
            <text:p>Et en rajouter des plus pertinents</text:p>
          </table:table-cell>
          <table:table-cell table:style-name="ce3" office:value-type="string">
            <text:p>(https://www.webrankinfo.com/dossiers/debutants/meta-keywords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Il ne faut pas caché des mots clefs dans notre page</text:p>
            <text:p>Web car cela pourrai causer des sanctions de la part </text:p>
            <text:p>De google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8" office:value-type="string">
            <text:p>Contrast de couleur</text:p>
          </table:table-cell>
          <table:table-cell table:style-name="ce9" office:value-type="string">
            <text:p>Contraste de couleur trop faible entre</text:p>
            <text:p><text:s/>Le texte et le fond</text:p>
          </table:table-cell>
          <table:table-cell table:style-name="ce9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5">
          <table:table-cell table:style-name="ce3" office:value-type="string">
            <text:p><text:s text:c="3"/><text:span text:style-name="T1">Accesibilité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ce4" office:value-type="string">
            <text:p><text:s text:c="2"/>Accesibilité</text:p>
          </table:table-cell>
          <table:table-cell table:style-name="ce9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Default"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>
          <table:table-cell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 table:number-rows-repeated="1048555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6">09/16/2022</text:date>, <text:time>21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6T21:47:36.20</dc:date>
    <dc:creator>yoann L</dc:creator>
    <meta:generator>OpenOffice/4.1.13$Win32 OpenOffice.org_project/4113m1$Build-9810</meta:generator>
    <meta:editing-duration>P3DT4H40M40S</meta:editing-duration>
    <meta:editing-cycles>46</meta:editing-cycles>
    <meta:document-statistic meta:table-count="1" meta:cell-count="96" meta:object-count="0"/>
  </office:meta>
</office:document-meta>
</file>